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3" style:family="paragraph" style:parent-style-name="Základný_20_text_20__28_2_29_" style:list-style-name="" style:master-page-name="PageStyle0">
      <style:paragraph-properties fo:margin-left="0cm" fo:margin-right="0cm" fo:line-height="150%" fo:text-align="start" style:justify-single-word="false" fo:text-indent="0cm" style:auto-text-indent="false" style:page-number="auto"/>
    </style:style>
    <style:style style:name="P4" style:family="paragraph" style:parent-style-name="Názov_20_obrázka" style:master-page-name="">
      <style:paragraph-properties fo:margin-left="0cm" fo:margin-right="0cm" fo:line-height="150%" fo:text-align="start" style:justify-single-word="false" fo:text-indent="0cm" style:auto-text-indent="false" style:page-number="auto"/>
      <style:text-properties style:font-name="Arial" fo:font-size="14pt" style:font-size-asian="14pt" style:font-size-complex="14pt"/>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paragraph-properties fo:margin-left="0cm" fo:margin-right="0cm" fo:line-height="150%" fo:text-align="start" style:justify-single-word="false" fo:text-indent="0cm" style:auto-text-indent="false"/>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18cm"/>
        </style:tab-stops>
      </style:paragraph-properties>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901cm"/>
        </style:tab-stops>
      </style:paragraph-properties>
    </style:style>
    <style:style style:name="P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0dbbfe"/>
    </style:style>
    <style:style style:name="P11" style:family="paragraph" style:parent-style-name="Základný_20_text">
      <style:paragraph-properties fo:margin-left="0cm" fo:margin-right="0cm" fo:line-height="150%" fo:text-align="start" style:justify-single-word="false" fo:text-indent="0.635cm" style:auto-text-indent="false"/>
    </style:style>
    <style:style style:name="P12" style:family="paragraph" style:parent-style-name="Základný_20_text">
      <style:paragraph-properties fo:margin-left="0cm" fo:margin-right="0cm" fo:line-height="150%" fo:text-align="start" style:justify-single-word="false" fo:text-indent="0.635cm" style:auto-text-indent="false"/>
      <style:text-properties officeooo:paragraph-rsid="000dbbfe"/>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c2143" fo:background-color="#80ffff" loext:char-shading-value="0" style:font-size-asian="14pt" style:font-size-complex="14pt"/>
    </style:style>
    <style:style style:name="T3" style:family="text">
      <style:text-properties fo:color="#000000" style:font-name="Arial" fo:font-size="14pt" officeooo:rsid="000dbbfe" fo:background-color="#80ffff" loext:char-shading-value="0" style:font-size-asian="14pt" style:font-size-complex="14pt"/>
    </style:style>
    <style:style style:name="T4" style:family="text">
      <style:text-properties fo:color="#000000" style:font-name="Arial1" fo:font-size="14pt" officeooo:rsid="000c2143" fo:background-color="#80ffff" loext:char-shading-value="0" style:font-name-asian="Microsoft Sans Serif" style:font-size-asian="14pt" style:font-name-complex="Microsoft Sans Serif" style:font-size-complex="14pt"/>
    </style:style>
    <style:style style:name="T5" style:family="text">
      <style:text-properties fo:color="#000000" style:font-name="Arial1" fo:font-size="14pt" officeooo:rsid="000dbbfe" fo:background-color="#80ffff" loext:char-shading-value="0" style:font-name-asian="Microsoft Sans Serif" style:font-size-asian="14pt" style:font-name-complex="Microsoft Sans Serif" style:font-size-complex="14pt"/>
    </style:style>
    <style:style style:name="T6" style:family="text">
      <style:text-properties style:font-name="Arial" fo:font-size="14pt" style:font-size-asian="14pt" style:font-size-complex="14pt"/>
    </style:style>
    <style:style style:name="T7" style:family="text">
      <style:text-properties style:font-name="Arial" fo:font-size="14pt" officeooo:rsid="000c2143" style:font-size-asian="14pt" style:font-size-complex="14pt"/>
    </style:style>
    <style:style style:name="T8" style:family="text">
      <style:text-properties style:font-name="Arial" fo:font-size="14pt" officeooo:rsid="000dbbfe" style:font-size-asian="14pt" style:font-size-complex="14pt"/>
    </style:style>
    <style:style style:name="T9" style:family="text">
      <style:text-properties style:font-name="Arial1" fo:font-size="14pt" officeooo:rsid="000dbbfe" style:font-name-asian="Microsoft Sans Serif" style:font-size-asian="14pt" style:font-name-complex="Microsoft Sans Serif" style:font-size-complex="14pt"/>
    </style:style>
    <style:style style:name="Sect1" style:family="section">
      <style:section-properties fo:margin-left="0.635cm" fo:margin-right="1.87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3" text:outline-level="2"><text:span text:style-name="CharStyle21"><text:span text:style-name="T6">Por. H. Vinohradský</text:span></text:span></text:h>
        <text:p text:style-name="P2"><text:span text:style-name="CharStyle6"><text:span text:style-name="T6">Priekopy smrti</text:span></text:span></text:p>
        <text:p text:style-name="P2"><text:span text:style-name="CharStyle14"><text:span text:style-name="T1"/></text:span></text:p>
        <text:p text:style-name="P4"><text:span text:style-name="CharStyle16"><text:span text:style-name="T6"/></text:span></text:p>
        <text:p text:style-name="P7"><text:span text:style-name="CharStyle20"><text:span text:style-name="T6">Ideme do Banskej Bystrice. Je to cesta nedávnym boji</text:span></text:span><text:span text:style-name="CharStyle20"><text:span text:style-name="T7">šť</text:span></text:span><text:span text:style-name="CharStyle20"><text:span text:style-name="T6">om. Už prvé obce za Košicami nesú stopy ťažkých bojov. Tu lámala hrdinská Červená armáda zbesilý odpor Nemcov. Niektoré o</text:span></text:span><text:span text:style-name="CharStyle20"><text:span text:style-name="T1">b</text:span></text:span><text:span text:style-name="CharStyle20"><text:span text:style-name="T6">ce sú takmer zni­čené, aj niektoré kostoly, na ktorých Nemci umiestili svoje pozorovateľne, sú rozstrieľané. Pôda okolo cesty je rozrytá trhlinami po výbuchu granátov a zákopmi. Krvou oslobodzovali bratia červenoarmejci našu krajinu a</text:span></text:span><text:span text:style-name="CharStyle20"><text:span text:style-name="T1"> </text:span></text:span><text:span text:style-name="CharStyle20"><text:span text:style-name="T6">skromné červené náhrobky na hroboch padlých hrdinov takmer v každej obci sú večnou pamiatkou a záväzkom vďačnosti k tým, ktorí pri­niesli slobodu slovenskému národu.</text:span></text:span></text:p>
        <text:p text:style-name="P5"><text:span text:style-name="CharStyle29"><text:span text:style-name="T6"/></text:span></text:p>
        <text:p text:style-name="P6"><text:span text:style-name="CharStyle29"><text:span text:style-name="T6">V srdci slovenského povstania</text:span></text:span></text:p>
        <text:p text:style-name="P7"><text:span text:style-name="CharStyle20"><text:span text:style-name="T6"/></text:span></text:p>
        <text:p text:style-name="P11"><text:span text:style-name="CharStyle20"><text:span text:style-name="T6">Prechádzame Moldavou, Rožňavou a Jelšavou. Začína sa partizánsky kraj. Každý kameň, každý les pripomína hrdinský boj slovenského ľudu proti </text:span></text:span><text:span text:style-name="CharStyle20"><text:span text:style-name="T1">c</text:span></text:span><text:span text:style-name="CharStyle20"><text:span text:style-name="T6">udzím votrelcom. Tu v ú</text:span></text:span><text:span text:style-name="CharStyle20"><text:span text:style-name="T1">s</text:span></text:span><text:span text:style-name="CharStyle20"><text:span text:style-name="T6">t</text:span></text:span><text:span text:style-name="CharStyle20"><text:span text:style-name="T7">i</text:span></text:span><text:span text:style-name="CharStyle20"><text:span text:style-name="T6"> údolia Slovenského </text:span></text:span><text:span text:style-name="CharStyle20"><text:span text:style-name="T1">ru</text:span></text:span><text:span text:style-name="CharStyle20"><text:span text:style-name="T6">dohoria odrážali čs. vojaci a partizáni nápor mnohonásobnej presily vybraných nemeckých jedno­tiek. Tadiaľ tisli červenoarmejci nemecké hordy, aby znovu priniesli voľnosť srdcu slovenskej slobody.</text:span></text:span></text:p>
        <text:p text:style-name="P7"><text:span text:style-name="CharStyle20"><text:span text:style-name="T6">Nemci spustošil kraj pri svojom ústupe. Všetky mosty sú vyhodené do povetria, je zničený veľký</text:span></text:span><text:span text:style-name="CharStyle30"><text:span text:style-name="T6"> </text:span></text:span><text:span text:style-name="CharStyle31"><text:span text:style-name="T6">železničný viadukt, koľajnice vytrhané, dokonca aj stromy pozdĺž cesty podťaté. Mŕtvo stoja železiarne v Podbrezovej. Nemci zničili mnoho strojov a celú továreň zamínovali.</text:span></text:span></text:p>
        <text:p text:style-name="P7"><text:span text:style-name="CharStyle31"><text:span text:style-name="T6">Blížime sa k Banskej Bystrici. Meno každej obce je menom bojišťa. Na uliciach dedín a mestečiek je veľa ľudí. Vidíme mužov v uniformách, milíciu s puškami. Všetci sú radostne vzrušení. Po 5 mesiacoch útrap ne</text:span></text:span><text:span text:style-name="CharStyle31"><text:span text:style-name="T7">m</text:span></text:span><text:span text:style-name="CharStyle31"><text:span text:style-name="T6">eck</text:span></text:span><text:span text:style-name="CharStyle31"><text:span text:style-name="T1">ej</text:span></text:span><text:span text:style-name="CharStyle31"><text:span text:style-name="T6"> okupácie dýchajú zasa slobodne. Z hôr neprestajne prichádzajú partizáni a členovia ná­rodných výborov. Odstraňujú sa spustošenia, všade začínajú pracovať orgány ľudovej vlády.</text:span></text:span></text:p>
        <text:p text:style-name="P7"><text:span text:style-name="CharStyle31"><text:span text:style-name="T6">Vchádzame do Banskej Bystrice. Pochodujúce vojská, výbuchy granátov a mín, ktoré ešte stále dopadajú do mesta, to všetko pripomína, že Banská Bystrica je len niekoľko dní slobodná, že front je ešte blízko.</text:span></text:span></text:p>
        <text:p text:style-name="P7"><text:soft-page-break/><text:span text:style-name="CharStyle31"><text:span text:style-name="T6">Ulice sú ozdobené československými a sovietsky­mi zástavami a ani škody a </text:span></text:span><text:span text:style-name="CharStyle31"><text:span text:style-name="T7">o</text:span></text:span><text:span text:style-name="CharStyle31"><text:span text:style-name="T6">bete, ktoré spôsobuje nemecká paľba, nemôžu zakaliť radosť Bystričanov.</text:span></text:span></text:p>
        <text:p text:style-name="P7"><text:span text:style-name="CharStyle31"><text:span text:style-name="T6">Radostne uvítali </text:span></text:span><text:span text:style-name="CharStyle31"><text:span text:style-name="T2">o</text:span></text:span><text:span text:style-name="CharStyle31"><text:span text:style-name="T6">bčania vládneho delegáta, pred­staviteľa SNR a novinárov. A vtedy sme sa dozvedeli podrobnosti o zúrení Nemcov v tomto kraji.</text:span></text:span></text:p>
        <text:p text:style-name="P5"><text:span text:style-name="CharStyle21"><text:span text:style-name="T6"/></text:span></text:p>
        <text:p text:style-name="P6"><text:span text:style-name="CharStyle21"><text:span text:style-name="T6">Robotník rozpráva</text:span></text:span></text:p>
        <text:p text:style-name="P7"><text:span text:style-name="CharStyle31"><text:span text:style-name="T6"/></text:span></text:p>
        <text:p text:style-name="P11"><text:span text:style-name="CharStyle31"><text:span text:style-name="T6">Zriadenec mesta Viliam Š. rozpráva: Po osud­ných októbrových dňoch, keď nemecká presila udu</text:span></text:span><text:span text:style-name="CharStyle20"><text:span text:style-name="T6">sila v krvi boj nášho ľudu, vtrhli do mesta prví Nemci. T</text:span></text:span><text:span text:style-name="CharStyle20"><text:span text:style-name="T1">í</text:span></text:span><text:span text:style-name="CharStyle20"><text:span text:style-name="T6"> len kradli, opíjali sa a plienili. Potom prišli SD, gestapo a ich verní pomocníci — gardisti. Začaly sa dni, na ktoré spomíname všetci s hrôzou.</text:span></text:span></text:p>
        <text:p text:style-name="P7"><text:span text:style-name="CharStyle20"><text:span text:style-name="T6">Gardisti udávali, Nemci zatýkali a vraždili. Naj­horšími udavačmi a pomocníkmi Nemcov boli istý Laj</text:span></text:span><text:span text:style-name="CharStyle20"><text:span text:style-name="T2">o</text:span></text:span><text:span text:style-name="CharStyle20"><text:span text:style-name="T6">š Hudec, zamestnanec Krajského súdu v Banskej Bystrici, Štrba, šofér Riaditeľstva štátnych lesov a majetkov Ulbrich, npor. HG Hora a hlavný tajomník Hlinkovej strany Andrejides, ktorý nielen udával, ale pred svojimi gardistami sám podnikal výpravy proti slovenským vlastencom a vraždil. Neďaleko </text:span></text:span><text:span text:style-name="CharStyle20"><text:span text:style-name="T7">o</text:span></text:span><text:span text:style-name="CharStyle20"><text:span text:style-name="T6">bce Pon</text:span></text:span><text:span text:style-name="CharStyle20"><text:span text:style-name="T2">i</text:span></text:span><text:span text:style-name="CharStyle20"><text:span text:style-name="T6">ky je hromadný hrob obetí, ktoré tento zradca s 15 gardistami postrieľal. V obci Šajbe našli Nemci v jednom domčeku telef</text:span></text:span><text:span text:style-name="CharStyle20"><text:span text:style-name="T2">o</text:span></text:span><text:span text:style-name="CharStyle20"><text:span text:style-name="T6">n. Zabudla ho tam iná nemecká jednotka. Traja bratia, ktorí v tom domčeku bývali, boli zatknutí a obesení pre spolu­prácu s partizánm</text:span></text:span><text:span text:style-name="CharStyle20"><text:span text:style-name="T1">i.</text:span></text:span><text:span text:style-name="CharStyle20"><text:span text:style-name="T6"> Zároveň s nimi viedli na po­pravu čatára, príslušníka 2. čs. brigády. Čatár sa dal na útek a bol zastrelený.</text:span></text:span></text:p>
        <text:p text:style-name="P7"><text:span text:style-name="CharStyle20"><text:span text:style-name="T6">V Slovenskej Ľ</text:span></text:span><text:span text:style-name="CharStyle20"><text:span text:style-name="T1">u</text:span></text:span><text:span text:style-name="CharStyle20"><text:span text:style-name="T6">pči boli dvaja dedinčania pri­stihnutí Nemcami, keď prechádzali trať. Boli chytení a ako podozrelí verejne na námestí obesení. Tiež vo Sv. Ondreji obesili Nemci 4 miestnych občanov.</text:span></text:span></text:p>
        <text:p text:style-name="P7"><text:span text:style-name="CharStyle20"><text:span text:style-name="T6">Pred mesiacom sa stal takýto prípad: V Banskej Bystrici žila občianka Karamanová, matka dvoj­ročného </text:span></text:span><text:span text:style-name="CharStyle20"><text:span text:style-name="T7">c</text:span></text:span><text:span text:style-name="CharStyle20"><text:span text:style-name="T6">hlapčeka. Nemci jej vykradli byt a nábytok</text:span></text:span><text:span text:style-name="CharStyle30"><text:span text:style-name="T6"> </text:span></text:span><text:span text:style-name="CharStyle20"><text:span text:style-name="T6">odviezli. Ka</text:span></text:span><text:span text:style-name="CharStyle20"><text:span text:style-name="T1">ra</text:span></text:span><text:span text:style-name="CharStyle20"><text:span text:style-name="T6">manová myslela, že </text:span></text:span><text:span text:style-name="CharStyle20"><text:span text:style-name="T1">s</text:span></text:span><text:span text:style-name="CharStyle20"><text:span text:style-name="T6">a azda dovolá u Nemc</text:span></text:span><text:span text:style-name="CharStyle20"><text:span text:style-name="T1">ov</text:span></text:span><text:span text:style-name="CharStyle20"><text:span text:style-name="T6"> spravodlivosti. Išla prosiť na nemecké veli­teľstvo, aby jej vrátili nábytok. Nemci sľúbili. Večer zavolali Ka</text:span></text:span><text:span text:style-name="CharStyle20"><text:span text:style-name="T1">ra</text:span></text:span><text:span text:style-name="CharStyle20"><text:span text:style-name="T6">manovú </text:span></text:span><text:span text:style-name="CharStyle20"><text:span text:style-name="T1">n</text:span></text:span><text:span text:style-name="CharStyle20"><text:span text:style-name="T6">a veliteľstvo SD. Potom ju už nikto neuvidel živú. Vie sa len, že bola na SD celú noc. Ráno našli </text:span></text:span><text:span text:style-name="CharStyle20"><text:span text:style-name="T1">je</text:span></text:span><text:span text:style-name="CharStyle20"><text:span text:style-name="T6">j mŕtvolu pri moste. Kto boli tí, ktorí vraždili? Boli to Nemci z Ríše. Boli to aj </text:span></text:span><text:span text:style-name="CharStyle20"><text:span text:style-name="T1">s</text:span></text:span><text:span text:style-name="CharStyle20"><text:span text:style-name="T6">lovenskí Nemci. Tak napríklad Fero W</text:span></text:span><text:span text:style-name="CharStyle20"><text:span text:style-name="T4">ü</text:span></text:span><text:span text:style-name="CharStyle20"><text:span text:style-name="T6">nsch a Alexander Lechnitzky pri slovenskom povstaní utiekli. Vrátili sa potom s nemeckou soldateskou ako </text:span></text:span><text:span text:style-name="CharStyle20"><text:span text:style-name="T1">fe</text:span></text:span><text:span text:style-name="CharStyle20"><text:span text:style-name="T6">ldvébli. Poznali dobre miestne pomery. Jeden pracoval u Ortskomanda a </text:span></text:span><text:soft-page-break/><text:span text:style-name="CharStyle20"><text:span text:style-name="T6">druhý u Gestapa. Po­máhal im odrodilý Slovák, policajný strážmajster, Vojtech Ond</text:span></text:span><text:span text:style-name="CharStyle20"><text:span text:style-name="T1">rej</text:span></text:span><text:span text:style-name="CharStyle20"><text:span text:style-name="T6">ko. Desiatky nevinných ľudí pripra­vili títo zločinci o život.</text:span></text:span></text:p>
        <text:p text:style-name="P8"><text:span text:style-name="CharStyle20"><text:span text:style-name="T6">Ak idete od Ban. Bystrice smerom na Brezno, rozpráva Viliam Š. ďalej, uvidíte po pravej strane cesty, medzi Nemeckou a Svätým Ondrejom, pri obci Ráztoky guľaté stavby. Je to vápenka. Na tomto mieste povraždili Nemci od 8. do 12. januára asi 800 ľudí. Nakládli vo vápenke oheň, cez jamu položili drevo, na ktoré musela každá obeť vykročiť. Potom nešťastníka zastrelili a mŕtvola, niekedy i len ranený človek, padol s priečky rovno do ohňa. Popol spále­ných mŕtvol potom Nemci rozhádzali po okolí. Po­máhali im pri tom gardisti Kohút a Palánka z Trnavy. Hľadali a lúpili, zatiaľ čo Nemci vraždili.</text:span></text:span></text:p>
        <text:p text:style-name="P5"><text:span text:style-name="CharStyle29"><text:span text:style-name="T6"/></text:span></text:p>
        <text:p text:style-name="P6"><text:span text:style-name="CharStyle29"><text:span text:style-name="T6">Posledné dni Nemcov v Bystrici</text:span></text:span></text:p>
        <text:p text:style-name="P7"><text:span text:style-name="CharStyle20"><text:span text:style-name="T6"/></text:span></text:p>
        <text:p text:style-name="P11"><text:span text:style-name="CharStyle20"><text:span text:style-name="T6">Keď Nemci videli, že mesto neudržia, snažili sa odvliecť obyvateľstvo. Nariadili najprv dobrovoľnú evakuáciu. Ale dobrovoľne sa prihlásilo iba 7 osôb. Tiež všetky ostatné výzvy nemal</text:span></text:span><text:span text:style-name="CharStyle20"><text:span text:style-name="T2">y</text:span></text:span><text:span text:style-name="CharStyle20"><text:span text:style-name="T6"> úspechu. Na to začali Nemci prehliadať domy a mužov násilne odvliekať. Podarilo sa im</text:span></text:span><text:span text:style-name="CharStyle20"><text:span text:style-name="T1"> </text:span></text:span><text:span text:style-name="CharStyle20"><text:span text:style-name="T6">sohnať z celého mesta asi 150 mužov, odvliekli ich však len 80. Ostatní ušli.</text:span></text:span></text:p>
        <text:p text:style-name="P7"><text:span text:style-name="CharStyle20"><text:span text:style-name="T6">Tiež z okolia Banskej Bystrice pokúšali sa Nemci o evakuáciu mužov. Podarilo sa im odvliecť celkom 4000 ľudí, ktorých naložili na vagóny a odviezli. Ale aj z tých sa už mnohí vrátili.</text:span></text:span></text:p>
        <text:p text:style-name="P7"><text:span text:style-name="CharStyle20"><text:span text:style-name="T6">Pred ústupom z Banskej Bystrice odmontovali a odviezli Nemci hlavný stroj z továrne na zápalky. Vyrabovali a odviezli stroje z textilných tovární. Od­viezli vysielačku a strhli stožiare, vyhodili do po­vetria stanicu, položili pod koľajnice míny a roztrhali ich na 4000 miestach. Iba elektráreň zachránili duchaprítomní robotníci. V poslednej chvíli postrieľali Nemci kone a kravy, ktoré už nemohli vziať so sebou. Tak otcovi 11 detí, robotníkovi Mazuchovi, zastrelili dva kone, robotníkovi Herman</text:span></text:span><text:span text:style-name="CharStyle20"><text:span text:style-name="T1">ov</text:span></text:span><text:span text:style-name="CharStyle20"><text:span text:style-name="T6">i, otcovi 7 detí, dve kravy. Podpálili veľkostatok Dr. Hrica, zavreli maštale a stajne, aby dobytok nemohol ujsť. Zhorelo tam 200 oviec, 6 párov koní a 14 kráv.</text:span></text:span></text:p>
        <text:p text:style-name="P7"><text:span text:style-name="CharStyle20"><text:span text:style-name="T6">Na toto plienenie, na toto vraždenie, na krv ne­vinných mužov, žien a detí prišiel Tiso, aby v potupenom a krvou zaliatom meste </text:span></text:span><text:span text:style-name="CharStyle20"><text:span text:style-name="T1">v</text:span></text:span><text:span text:style-name="CharStyle20"><text:span text:style-name="T6">zdal vďaku ne­meckým oslobodite</text:span></text:span><text:span text:style-name="CharStyle20"><text:span text:style-name="T1">ľo</text:span></text:span><text:span text:style-name="CharStyle20"><text:span text:style-name="T6">m a v mrazivom opovrhnutí celého obyvateľstva slúžil v chráme Te Deum. Obyvateľstvo Banskej Bystrice ignorovalo s opovrh­nutím tento hnusný čin </text:span></text:span><text:soft-page-break/><text:span text:style-name="CharStyle20"><text:span text:style-name="T6">bratislavského zradcu, ktorý bol ironickým výsmechom nad utrpením slovenského ľudu.</text:span></text:span></text:p>
        <text:p text:style-name="P5"><text:span text:style-name="CharStyle29"><text:span text:style-name="T6"/></text:span></text:p>
        <text:p text:style-name="P6"><text:span text:style-name="CharStyle29"><text:span text:style-name="T6">Nemci povraždili anglo-americkú misiu</text:span></text:span></text:p>
        <text:p text:style-name="P7"><text:span text:style-name="CharStyle20"><text:span text:style-name="T6"/></text:span></text:p>
        <text:p text:style-name="P11"><text:span text:style-name="CharStyle20"><text:span text:style-name="T6">Tiež členovia anglo-americkej misie, ktorú vyslali spojenci na Slovensko a ktorá bola Nemcami zajatá, boli povraždení. Hitlerovci, ktorí pošliapali všetky zákony ľudské i božie, ktorí ignorovali vyhlásenie spojeneckých mocností o priznaní Charakteru boju­júcej strany československej armáde na Slovensku, nerešpektovali ani uniformu britskej a americkej armády. Členovia misie kapitán Green, major Sehner, kpt. Morton, Tibor Kesthey, Michael Joney, Gil Ho</text:span></text:span><text:span text:style-name="CharStyle20"><text:span text:style-name="T1">rv</text:span></text:span><text:span text:style-name="CharStyle20"><text:span text:style-name="T6">áth a ostatní, celkom 18 osôb, boli najprv väznení v Banskej Bystrici a potom povraždení. Tisov Slovák napísal, že boli chytení anglo-americkí špióni v civili. Stovky občanov Banskej Bystrice, ktorí videli zajatých Angličanov a Američanov v uniformách svedčia proti lži h</text:span></text:span><text:span text:style-name="CharStyle20"><text:span text:style-name="T1">i</text:span></text:span><text:span text:style-name="CharStyle20"><text:span text:style-name="T6">tlerových nádenníkov.</text:span></text:span></text:p>
        <text:p text:style-name="P5"><text:span text:style-name="CharStyle29"><text:span text:style-name="T6"/></text:span></text:p>
        <text:p text:style-name="P6"><text:span text:style-name="CharStyle29"><text:span text:style-name="T6">Slovenský Majdánek</text:span></text:span></text:p>
        <text:p text:style-name="P5"><text:span text:style-name="CharStyle20"><text:span text:style-name="T6"/></text:span></text:p>
        <text:p text:style-name="P6"><text:span text:style-name="CharStyle20"><text:span text:style-name="T6">Asi 4 km na </text:span></text:span><text:span text:style-name="CharStyle20"><text:span text:style-name="T1">ju</text:span></text:span><text:span text:style-name="CharStyle20"><text:span text:style-name="T6">h od Banskej Bystrice, na ceste do Zvolena, leží obec Kremnička. Jej meno vojde do</text:span></text:span><text:span text:style-name="CharStyle30"><text:span text:style-name="T6"> </text:span></text:span><text:span text:style-name="CharStyle20"><text:span text:style-name="T6">dejín </text:span></text:span><text:span text:style-name="CharStyle20"><text:span text:style-name="T1">po</text:span></text:span><text:span text:style-name="CharStyle20"><text:span text:style-name="T6"> boku tých tisícov mien, ktoré sa st</text:span></text:span><text:span text:style-name="CharStyle20"><text:span text:style-name="T3">a</text:span></text:span><text:span text:style-name="CharStyle20"><text:span text:style-name="T6">ly zná­mymi hromadnými vraždami, spáchanými Nemcami v Európe. Ani naša vlasť nezostala ušetrená od hro­madných vrážd. K Lidiciam a Ležákom pristupuje nový zločin, ešte hroznejší — vraždy pri Kremničke.</text:span></text:span></text:p>
        <text:p text:style-name="P7"><text:span text:style-name="CharStyle20"><text:span text:style-name="T6">Asi 250 m na juh od Kremničky pretína pole široká protitanková priekopa, vykopaná za povstania.</text:span></text:span></text:p>
        <text:p text:style-name="P7"><text:span text:style-name="CharStyle20"><text:span text:style-name="T6">Prebieha od cesty k zalesnenej stráni. Toto miesto sa nazýva podľa neďalekého evanjelického cintorína Pod cintorínom.</text:span></text:span></text:p>
        <text:p text:style-name="P7"><text:span text:style-name="CharStyle20"><text:span text:style-name="T6">29. marca, teda krátko po oslobodení Banskej Bystrice, začali občania z okolitých dedín, pod ve­dením vyšetrujúcej komisie kopať v zavalenom úseku cintorína pod stráňou. Pod tenkou vrstvou hliny boly nájdené mŕtvoly.</text:span></text:span></text:p>
        <text:p text:style-name="P7"><text:span text:style-name="CharStyle20"><text:span text:style-name="T6">Citujeme z protokolu, ktorý bol spísaný komisiou o počiatku exhumačných prác: Ako prvý bol vy­kopaný Mór</text:span></text:span><text:span text:style-name="CharStyle20"><text:span text:style-name="T1">i</text:span></text:span><text:span text:style-name="CharStyle20"><text:span text:style-name="T6">c Spitzer, narodený 17. II. 1876. Primár Dr. Petelen konštatuje, že bol strelený do ľavého spánku. Strela vnikla do mozgu. Nasledujúca </text:span></text:span><text:soft-page-break/><text:span text:style-name="CharStyle20"><text:span text:style-name="T6">mŕtvola je Alžbeta Englová, rod. Binková. Leží nad svojím malým synkom Jurajom. Tretia mŕtvola, ktorá mohla byť poznaná, je Samuel Jensel, nar. r. 1876. Bol zabitý výstrelom do temena. Ostatné obete boly strieľané do tyla, spánku alebo do temena. Vykopávanie po­kračuje a zjavujú sa tesne jedna na druhej po­hádzané mŕtvoly. Hrob, v ktorom ležia, je dlhý 92</text:span></text:span><text:span text:style-name="CharStyle30"><text:span text:style-name="T6"> </text:span></text:span><text:span text:style-name="CharStyle20"><text:span text:style-name="T6">krokov, 9 krokov široký </text:span></text:span><text:span text:style-name="CharStyle20"><text:span text:style-name="T1">a</text:span></text:span><text:span text:style-name="CharStyle20"><text:span text:style-name="T6"> asi 3 alebo 3 a pol metra hlboký.</text:span></text:span></text:p>
        <text:p text:style-name="P7"><text:span text:style-name="CharStyle20"><text:span text:style-name="T6">Hromadný hrob pod cintorínom nie je jediný a komisia zisťuje, že podobné hroby sú tiež pri Vyš­nom Potoku. Pod stráňou na lúke pri obci Dlhá.</text:span></text:span></text:p>
        <text:p text:style-name="P7"><text:span text:style-name="CharStyle20"><text:span text:style-name="T6">Podľa výpovedí občanov možno usudzovať, že v týchto hromadných hr</text:span></text:span><text:span text:style-name="CharStyle20"><text:span text:style-name="T1">o</text:span></text:span><text:span text:style-name="CharStyle20"><text:span text:style-name="T6">boch je pochovaných asi 4000 ľudí. Dozorca väznice v Banskej Bystrici, Švec, tvrdí, že z väznice v Banskej Bystrici bolo po­vraždených asi 650 osôb. Občania Kremničky vyhlasujú, že Nemci na týchto miestach zabíjali nielen obete privlečené z Banskej Bystrice, ale tiež z hôr a tie, ktoré boly privedené po ceste do Zvolena. Na základe týchto výpovedí </text:span></text:span><text:span text:style-name="CharStyle20"><text:span text:style-name="T1">usudzuje</text:span></text:span><text:span text:style-name="CharStyle20"><text:span text:style-name="T6"> komisia, že podľa veľkosti a hĺbky hrobu prevyšuje počet zavraždených oveľa počet, uvedený </text:span></text:span><text:span text:style-name="CharStyle20"><text:span text:style-name="T1">Šv</text:span></text:span><text:span text:style-name="CharStyle20"><text:span text:style-name="T6">ecom a je otázkou budúcnosti, keď budú skončené exhumáčné práce, aby bol stanovený presný počet obetí.</text:span></text:span></text:p>
        <text:p text:style-name="P7"><text:span text:style-name="CharStyle20"><text:span text:style-name="T6">O spôsobe, ako Nemci vraždili, hovorí občan Kremničky Sam</text:span></text:span><text:span text:style-name="CharStyle20"><text:span text:style-name="T1">ue</text:span></text:span><text:span text:style-name="CharStyle20"><text:span text:style-name="T6">l Krnáč: 20. novembra 1944 som pásol na lúke krávy. Videl som, ako nemecké vojsko uzavrelo úsek cesty od Banskej Bystrice smerom na Zvolen na mieste zvanom Pod cintorínom. Za krátky čas na to prišlo asi 6 nákladných aut, ktoré boly zakryté a Nemci z nich vyháňali ľudí. V kaž­dom aute bolo asi 30 mužov, žien a detí. Nemci zriadili ľudí pri protitankovej priekope a hnali ich</text:span></text:span><text:span text:style-name="CharStyle30"><text:span text:style-name="T6"> </text:span></text:span><text:span text:style-name="CharStyle20"><text:span text:style-name="T6">Pod cin</text:span></text:span><text:span text:style-name="CharStyle20"><text:span text:style-name="T1">to</text:span></text:span><text:span text:style-name="CharStyle20"><text:span text:style-name="T6">r</text:span></text:span><text:span text:style-name="CharStyle20"><text:span text:style-name="T8">ín</text:span></text:span><text:span text:style-name="CharStyle20"><text:span text:style-name="T6">. Tam ich postavili po 10 do radu a strieľali ľahkým guľometom. Medzi živými sa ozýval plač a kvílenie. Deti objímaly matky, ženy si trhaly vlasy. Ja som sám plakal ako dieťa. Videl som potom, ako Nemec pristupuje ku každému ranenému a padlému a dobíja ho ranou z pištole.</text:span></text:span></text:p>
        <text:p text:style-name="P7"><text:span text:style-name="CharStyle20"><text:span text:style-name="T6">Ján Kučera, predseda NV z Kremničky, hovorí podobne ako Samuel Krnáč a dodáva: </text:span></text:span><text:span text:style-name="CharStyle20"><text:span text:style-name="T1">V</text:span></text:span><text:span text:style-name="CharStyle20"><text:span text:style-name="T6">idel som, ako si obete musely uložiť na jedno miesto všetko čo mal</text:span></text:span><text:span text:style-name="CharStyle20"><text:span text:style-name="T3">y</text:span></text:span><text:span text:style-name="CharStyle20"><text:span text:style-name="T6"> vo vreckách a tiež batožiny, čo Nemci potom nieč</text:span></text:span><text:span text:style-name="CharStyle20"><text:span text:style-name="T3">i</text:span></text:span><text:span text:style-name="CharStyle20"><text:span text:style-name="T6">m poliali a zapálili.</text:span></text:span></text:p>
        <text:p text:style-name="P7"><text:span text:style-name="CharStyle20"><text:span text:style-name="T6">Komisia našla miesto, na ktorom Nemci tieto veci pálili. </text:span></text:span><text:span text:style-name="CharStyle20"><text:span text:style-name="T1">Bo</text:span></text:span><text:span text:style-name="CharStyle20"><text:span text:style-name="T6">ly nájdené zvyšky okuliarov, ohorené handry, kľúčiky, nožíky, pinzeta a iné drobnosti. Medzi zločincami, ktorí sa tohto vraždenia aktívne zúčastnili, sa uvádzajú: Hauptman Kr</text:span></text:span><text:span text:style-name="CharStyle20"><text:span text:style-name="T5">ü</text:span></text:span><text:span text:style-name="CharStyle20"><text:span text:style-name="T6">ger, Obersturmf</text:span></text:span><text:span text:style-name="CharStyle20"><text:span text:style-name="T5">ü</text:span></text:span><text:span text:style-name="CharStyle20"><text:span text:style-name="T6">hrer Raumhart a šofér M</text:span></text:span><text:span text:style-name="CharStyle20"><text:span text:style-name="T5">ü</text:span></text:span><text:span text:style-name="CharStyle20"><text:span text:style-name="T6">ller, SS-man, na­rodený na Slovensku.</text:span></text:span></text:p>
        <text:p text:style-name="P7"><text:span text:style-name="CharStyle20"><text:span text:style-name="T6">V závere protokolu sa hovorí: Je shodou okol­ností, že tam kde nemecký </text:span></text:span><text:soft-page-break/><text:span text:style-name="CharStyle20"><text:span text:style-name="T9">Ü</text:span></text:span><text:span text:style-name="CharStyle20"><text:span text:style-name="T6">bermensch vraždil nevinných, na tom istom evanjelickom cintoríne pre­liali za slobodu nášho národa svojho národa dvaja vojaci Červenej armády ml. lejtenant Viktor Lvovič Sch</text:span></text:span><text:span text:style-name="CharStyle20"><text:span text:style-name="T9">ö</text:span></text:span><text:span text:style-name="CharStyle20"><text:span text:style-name="T6">nfeld a seržant Vasil Grigirievič Isák</text:span></text:span><text:span text:style-name="CharStyle20"><text:span text:style-name="T1">ov</text:span></text:span><text:span text:style-name="CharStyle20"><text:span text:style-name="T6">.</text:span></text:span></text:p>
        <text:p text:style-name="P7"><text:span text:style-name="CharStyle20"><text:span text:style-name="T6">Protokol komisie konč</text:span></text:span><text:span text:style-name="CharStyle20"><text:span text:style-name="T1">í</text:span></text:span><text:span text:style-name="CharStyle20"><text:span text:style-name="T6"> sa slovami </text:span></text:span><text:span text:style-name="CharStyle20"><text:span text:style-name="T1">Já</text:span></text:span><text:span text:style-name="CharStyle20"><text:span text:style-name="T6">na Kollára zo Slávy dcéry:</text:span></text:span></text:p>
        <text:p text:style-name="P10"><text:span text:style-name="CharStyle20"><text:span text:style-name="T6">Zardi se závistná Teutonie sousedky Slávy,</text:span></text:span></text:p>
        <text:p text:style-name="P12"><text:span text:style-name="CharStyle20"><text:span text:style-name="T6">tvé ruce spáchaly zločin</text:span></text:span><text:span text:style-name="CharStyle20"><text:span text:style-name="T9">ů</text:span></text:span><text:span text:style-name="CharStyle20"><text:span text:style-name="T6"> t</text:span></text:span><text:span text:style-name="CharStyle20"><text:span text:style-name="T8">ěc</text:span></text:span><text:span text:style-name="CharStyle20"><text:span text:style-name="T6">hto počet,</text:span></text:span></text:p>
        <text:p text:style-name="P12"><text:span text:style-name="CharStyle20"><text:span text:style-name="T6">neb nikdy tolik krve nevylil černidla, že žádny</text:span></text:span></text:p>
        <text:p text:style-name="P12"><text:span text:style-name="CharStyle20"><text:span text:style-name="T6">nep</text:span></text:span><text:span text:style-name="CharStyle20"><text:span text:style-name="T3">ř</text:span></text:span><text:span text:style-name="CharStyle20"><text:span text:style-name="T6">ítel,</text:span></text:span></text:p>
        <text:p text:style-name="P12"><text:span text:style-name="CharStyle20"><text:span text:style-name="T6">co v</text:span></text:span><text:span text:style-name="CharStyle20"><text:span text:style-name="T1">yl</text:span></text:span><text:span text:style-name="CharStyle20"><text:span text:style-name="T6">il k záhub</text:span></text:span><text:span text:style-name="CharStyle20"><text:span text:style-name="T8">ě</text:span></text:span><text:span text:style-name="CharStyle20"><text:span text:style-name="T6"> Slávy N</text:span></text:span><text:span text:style-name="CharStyle20"><text:span text:style-name="T8">ě</text:span></text:span><text:span text:style-name="CharStyle20"><text:span text:style-name="T6">mec.</text:span></text:span></text:p>
        <text:p text:style-name="P5"><text:span text:style-name="CharStyle29"><text:span text:style-name="T6"/></text:span></text:p>
        <text:p text:style-name="P6"><text:span text:style-name="CharStyle29"><text:span text:style-name="T6">Nad otvoreným hrobom</text:span></text:span></text:p>
        <text:p text:style-name="P7"><text:span text:style-name="CharStyle20"><text:span text:style-name="T6"/></text:span></text:p>
        <text:p text:style-name="P11"><text:span text:style-name="CharStyle20"><text:span text:style-name="T6">Keď prišiel na miesto vládny delegát s novinármi, bolo vykopaných 47 mŕtvol. Z nich 28 žien a dvoje detí, jedno asi 4-ročné</text:span></text:span><text:span text:style-name="CharStyle20"><text:span text:style-name="T1">,</text:span></text:span><text:span text:style-name="CharStyle20"><text:span text:style-name="T6"> druhé </text:span></text:span><text:span text:style-name="CharStyle20"><text:span text:style-name="T1">7</text:span></text:span><text:span text:style-name="CharStyle20"><text:span text:style-name="T6">-ročné. Medzi za­vraždenými mužmi leží vojak v uniforme slovenskej armády. Pod</text:span></text:span><text:span text:style-name="CharStyle20"><text:span text:style-name="T3">ľa</text:span></text:span><text:span text:style-name="CharStyle20"><text:span text:style-name="T6"> tvrdenia predsedu Národného výboru v Kremničke, npor. zdravotnej služby, na dne prie­kopy leží polozasypaná ďalšia vrstva mŕtvol. Vidíme mužské i ženské nohy v hrubých sedliackych a vo­jenských topánkach, z hliny bezmocne vyčnieva detská rúčka, inde nôžka dievčatka v krátkych sukničkách. Mŕtvoly sú do seba zapletené, tak ako padali mŕtvi alebo ranení do priekopy na seba. Podľa tvrdenia občanov Kremničky Jána Kučeru, Jána Knopku a Emila Virága, bolo niekoľko obetí, najmä detí, zakopaných za živa.</text:span></text:span></text:p>
        <text:p text:style-name="P7"><text:span text:style-name="CharStyle20"><text:span text:style-name="T6">Ideme k mŕtvolám, ktoré sú složené na okraji lesa. Strašný zápach z rozkladajúcich sa mŕtvol otra­vuje vzduch. Ťažko sa dýcha a s najväčším sebazaprením môže človek prejsť radmi zohavených ľudských tiel. V prvom rade leží muž stredného</text:span></text:span><text:span text:style-name="CharStyle30"><text:span text:style-name="T6"> </text:span></text:span><text:span text:style-name="CharStyle31"><text:span text:style-name="T6">veku. Na veste, pod rozopätým kabátom, je pri­pevnená žltá židovská hviezda. Vedľa neho leží stará žena s bielymi vlasmi pokropenými krvou. Jej tvár je znetvorená k nepoznaniu. Tretia žena je v sedliac­kych šatách s plstenými topánkami na nohách. Tro­cha </text:span></text:span><text:span text:style-name="CharStyle31"><text:span text:style-name="T1">ď</text:span></text:span><text:span text:style-name="CharStyle31"><text:span text:style-name="T6">alej leží mladá žena, ktorej nemecký automat pred smrťou rozstrieskal holennú kosť, inde leží mladé dievča v gumových čižmách. Ako uzl</text:span></text:span><text:span text:style-name="CharStyle31"><text:span text:style-name="T1">íč</text:span></text:span><text:span text:style-name="CharStyle31"><text:span text:style-name="T6">ek kostí sú schúlené zavraždené deti.</text:span></text:span></text:p>
        <text:p text:style-name="P5"><text:span text:style-name="CharStyle21"><text:span text:style-name="T6"/></text:span></text:p>
        <text:p text:style-name="P6"><text:span text:style-name="CharStyle21"><text:span text:style-name="T6">Tisíce zavraždených</text:span></text:span></text:p>
        <text:p text:style-name="P7"><text:soft-page-break/><text:span text:style-name="CharStyle31"><text:span text:style-name="T6"/></text:span></text:p>
        <text:p text:style-name="P11"><text:span text:style-name="CharStyle31"><text:span text:style-name="T6">Komandant mesta st. le</text:span></text:span><text:span text:style-name="CharStyle31"><text:span text:style-name="T1">jt</text:span></text:span><text:span text:style-name="CharStyle31"><text:span text:style-name="T6">enant Golobukov je na podobné pohľady navyknutý. Prešiel b</text:span></text:span><text:span text:style-name="CharStyle31"><text:span text:style-name="T1">oji</text:span></text:span><text:span text:style-name="CharStyle31"><text:span text:style-name="T6">šťom v Sovietskom sväze, ktoré nemeckí kati premenili v obrovský cintorín zavraždených. Nehovorí o sebe, ale ukazuje na červenoarmejca, ktorý ho sprevádza a díva sa prísnymi očima na hrôzu okolo a dodáva: Aj tomu tu zavraždili Nemci na Ukrajine ženu a dieť</text:span></text:span><text:span text:style-name="CharStyle31"><text:span text:style-name="T1">a</text:span></text:span><text:span text:style-name="CharStyle31"><text:span text:style-name="T6">.</text:span></text:span></text:p>
        <text:p text:style-name="P7"><text:span text:style-name="CharStyle31"><text:span text:style-name="T6">Na náš dopyt odpovedá komandant, že odhaduje počet pochovaných v protitankovej priekope na 1200. Asi </text:span></text:span><text:span text:style-name="CharStyle31"><text:span text:style-name="T1">10</text:span></text:span><text:span text:style-name="CharStyle31"><text:span text:style-name="T6">0 m ďalej pri lese je druhý hromadný hrob. V ňom je pochovaných asi 1000 obetí. Tretí hrob je nad evanjelickým cintorínom. Počet mŕtvol na tomto mieste nebol ani odhadnutý.</text:span></text:span></text:p>
        <text:p text:style-name="P7"><text:span text:style-name="CharStyle31"><text:span text:style-name="T6">Medzi Kremničkou a tehelňou pri Krá</text:span></text:span><text:span text:style-name="CharStyle31"><text:span text:style-name="T1">ľo</text:span></text:span><text:span text:style-name="CharStyle31"><text:span text:style-name="T6">vej </text:span></text:span><text:span text:style-name="CharStyle31"><text:span text:style-name="T1">je</text:span></text:span><text:span text:style-name="CharStyle31"><text:span text:style-name="T6"> po­chovaných 119 obetí. Nemci ich postrieľali v zime a zahádzali snehom. Na jar, keď sa sneh začal topiť,</text:span></text:span><text:span text:style-name="CharStyle32"><text:span text:style-name="T6"> </text:span></text:span><text:span text:style-name="CharStyle20"><text:span text:style-name="T6">sti</text:span></text:span><text:span text:style-name="CharStyle20"><text:span text:style-name="T3">e</text:span></text:span><text:span text:style-name="CharStyle20"><text:span text:style-name="T6">kala voda presiaknutá mŕtvolným zápachom do Kremničky. Starosta šiel na nemecké veliteľstvo a žiadal o dovolenie zakopať mŕtvoly. Na druhý deň prišli do obce dvaja žandárski </text:span></text:span><text:span text:style-name="CharStyle20"><text:span text:style-name="T1">fe</text:span></text:span><text:span text:style-name="CharStyle20"><text:span text:style-name="T6">ldvébi</text:span></text:span><text:span text:style-name="CharStyle20"><text:span text:style-name="T1">ov</text:span></text:span><text:span text:style-name="CharStyle20"><text:span text:style-name="T6">ia, Nemec a Maďar. Cynicky sa pýtali, kde </text:span></text:span><text:span text:style-name="CharStyle20"><text:span text:style-name="T1">je</text:span></text:span><text:span text:style-name="CharStyle20"><text:span text:style-name="T6"> tá hromada mŕtvol, povraždených partizánmi. Pod ich dozorom potom obyvatelia Kremničky obete pochovali.</text:span></text:span></text:p>
        <text:p text:style-name="P7"><text:span text:style-name="CharStyle20"><text:span text:style-name="T6">Strašný prípad rozpráva predseda MNV v Krem­ničke Ján Kučera: Elena Fischerová, manželka ob­chodníka z Banskej Bystrice, bola pri hromadnom vraždení ťažko ranená, ale zostala pri živote. Nemci ju pokladali za mŕtvu a odišli. Fischerová prišla k sebe a volala o pomoc. 24 hodín ležala medzi mŕtvolami, medzi ktorými bol aj jej muž a syn. Potom sa o tom dozvedeli Nemci a dobili ju.</text:span></text:span></text:p>
        <text:p text:style-name="P7"><text:span text:style-name="CharStyle20"><text:span text:style-name="T6">Pri hromadných hroboch sa odohrávajú srdce­rvúce scény, keď obyvatelia Banskej Bystrice a oko­litých obcí prichádzajú hľadať svojich drahých. Aranka Šebeková hľadá svojho muža. Iný hľadá svoju ženu, svoje deti. 12-ročné cigánske dievčatko poznalo medzi vykopanými mŕtvolami svoju matku.</text:span></text:span></text:p>
        <text:p text:style-name="P7"><text:span text:style-name="CharStyle20"><text:span text:style-name="T6">Koho Nemci vraždili? Slovákov, </text:span></text:span><text:span text:style-name="CharStyle20"><text:span text:style-name="T8">Č</text:span></text:span><text:span text:style-name="CharStyle20"><text:span text:style-name="T6">echov, Židov, partizánov, vojakov, Cigánov, obyvateľov Banskej Bystrice, sedliakov z okolitých dedín. Stačilo po­šepkané udanie. Vraždenie začalo sa koncom no­vembra minulého roku a trvalo do oslobodenia Ban. Bystrice.</text:span></text:span></text:p>
        <text:p text:style-name="P7"><text:span text:style-name="CharStyle20"><text:span text:style-name="T6">Podobný obraz vidíme vo Zvolene. Z hromadného hrobu na židovskom cintoríne bolo zatiaľ vykopaných 96 mŕtvol, medzi nimi Slovák Vojtech Mantuano, člen MNV vo Zvolene. I v tomto hrobe sú malé deti. Iný hromadný hrob obetí nemeckého </text:span></text:span><text:soft-page-break/><text:span text:style-name="CharStyle20"><text:span text:style-name="T6">zúrenia pri Zvolene je v obci Kováčov</text:span></text:span><text:span text:style-name="CharStyle20"><text:span text:style-name="T8">á</text:span></text:span><text:span text:style-name="CharStyle20"><text:span text:style-name="T6">.</text:span></text:span></text:p>
        <text:p text:style-name="P5"><text:span text:style-name="CharStyle29"><text:span text:style-name="T6"/></text:span></text:p>
        <text:p text:style-name="P6"><text:span text:style-name="CharStyle29"><text:span text:style-name="T6">Nemecké zločiny musia byť potrestané</text:span></text:span></text:p>
        <text:p text:style-name="P7"><text:span text:style-name="CharStyle20"><text:span text:style-name="T6"/></text:span></text:p>
        <text:p text:style-name="P11"><text:span text:style-name="CharStyle20"><text:span text:style-name="T6">K vyšetreniu zločinov v okolí Banskej Bystrice bola ustanovená komisia. Jej predsedom je sudca Dr. Juraj Šu</text:span></text:span><text:span text:style-name="CharStyle20"><text:span text:style-name="T1">ja</text:span></text:span><text:span text:style-name="CharStyle20"><text:span text:style-name="T6">n, členmi sú biskup Dr. Jozef Škrábik, primár Dr. Daniel Petelen, lekár Dr. Nabielek, člen ONV v Banskej Bystrici Ondrej Mojžiš a predseda MNV Ján Kučera.</text:span></text:span></text:p>
        <text:p text:style-name="P7"><text:span text:style-name="CharStyle20"><text:span text:style-name="T6">Niet a nemôže byť dosť prísneho trestu pre ne­meckých vrahov. Nič nemôže ospravedlniť smrť nevinných žien, matiek a detí. Pred hromadnými hrobmi pri Kremničke by mal</text:span></text:span><text:span text:style-name="CharStyle20"><text:span text:style-name="T3">y</text:span></text:span><text:span text:style-name="CharStyle20"><text:span text:style-name="T6"> prejsť všetky nemec­ké ženy a deti, </text:span></text:span><text:span text:style-name="CharStyle20"><text:span text:style-name="T1">a</text:span></text:span><text:span text:style-name="CharStyle20"><text:span text:style-name="T6">by už nikdy v živote nezabudly na hrôzu, ktorú páchali nacistickí lotri. Tam by mala prejsť aj lady Gibb a všetci tí pseudohumanisti, ktorí ešte dnes prelievajú kdesi krokod</text:span></text:span><text:span text:style-name="CharStyle20"><text:span text:style-name="T3">i</text:span></text:span><text:span text:style-name="CharStyle20"><text:span text:style-name="T6">lie slzy </text:span></text:span><text:span text:style-name="CharStyle20"><text:span text:style-name="T3">n</text:span></text:span><text:span text:style-name="CharStyle20"><text:span text:style-name="T6">ad úbohým Nemecko</text:span></text:span><text:span text:style-name="CharStyle20"><text:span text:style-name="T1">m</text:span></text:span><text:span text:style-name="CharStyle20"><text:span text:style-name="T6">.</text:span></text:span></text:p>
        <text:p text:style-name="P9"><text:span text:style-name="CharStyle20"><text:span text:style-name="T6">Kto poznal Nemca, ten nezabudne, neodpustí. My sme ich poznali vo vlastnej krajine, povraždili našich rodičov, sestry, deti. Nezabudneme a neod­pustíme ani vtedy, keď z Nemecka </text:span></text:span><text:span text:style-name="CharStyle20"><text:span text:style-name="T8">nezostane </text:span></text:span><text:span text:style-name="CharStyle20"><text:span text:style-name="T6">ani kameň na kameni.</text:span></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4" style:display-name="Záhlavie #4" style:family="paragraph" style:list-style-name="" style:master-page-name="">
      <loext:graphic-properties draw:fill="none" draw:fill-color="#729fcf"/>
      <style:paragraph-properties fo:text-align="end" style:justify-single-word="false" style:page-number="auto" fo:background-color="transparent"/>
    </style:style>
    <style:style style:name="Názov_20_obrázka" style:display-name="Názov obrázka" style:family="paragraph" style:master-page-name="">
      <loext:graphic-properties draw:fill="none" draw:fill-color="#729fcf"/>
      <style:paragraph-properties fo:text-align="center" style:justify-single-word="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4" style:family="text" style:parent-style-name="DefaultFontStyle"/>
    <style:style style:name="CharStyle16" style:family="text" style:parent-style-name="DefaultFontStyle"/>
    <style:style style:name="CharStyle18" style:family="text" style:parent-style-name="DefaultFontStyle"/>
    <style:style style:name="CharStyle20" style:family="text" style:parent-style-name="DefaultFontStyle"/>
    <style:style style:name="CharStyle21" style:family="text" style:parent-style-name="CharStyle20">
      <style:text-properties fo:color="#0000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18">
      <style:text-properties fo:color="#000000" fo:language="sk" fo:country="SK" style:language-asian="sk" style:country-asian="SK" style:language-complex="sk" style:country-complex="SK"/>
    </style:style>
    <style:style style:name="CharStyle26" style:family="text" style:parent-style-name="DefaultFontStyle"/>
    <style:style style:name="CharStyle27" style:family="text" style:parent-style-name="CharStyle26">
      <style:text-properties fo:color="#000000" fo:language="sk" fo:country="SK" style:language-asian="sk" style:country-asian="SK" style:language-complex="sk" style:country-complex="SK"/>
    </style:style>
    <style:style style:name="CharStyle28" style:family="text" style:parent-style-name="CharStyle9">
      <style:text-properties fo:color="#000000" fo:language="sk" fo:country="SK" style:language-asian="sk" style:country-asian="SK" style:language-complex="sk" style:country-complex="SK"/>
    </style:style>
    <style:style style:name="CharStyle29" style:family="text" style:parent-style-name="CharStyle20">
      <style:text-properties fo:color="#000000" fo:language="sk" fo:country="SK" style:language-asian="sk" style:country-asian="SK" style:language-complex="sk" style:country-complex="SK"/>
    </style:style>
    <style:style style:name="CharStyle30" style:family="text" style:parent-style-name="CharStyle18">
      <style:text-properties fo:color="#000000" fo:language="sk" fo:country="SK" style:language-asian="sk" style:country-asian="SK" style:language-complex="sk" style:country-complex="SK"/>
    </style:style>
    <style:style style:name="CharStyle31" style:family="text" style:parent-style-name="CharStyle20">
      <style:text-properties fo:color="#000000" fo:language="sk" fo:country="SK" style:language-asian="sk" style:country-asian="SK" style:language-complex="sk" style:country-complex="SK"/>
    </style:style>
    <style:style style:name="CharStyle32" style:family="text" style:parent-style-name="CharStyle18">
      <style:text-properties fo:color="#000000" fo:language="sk" fo:country="SK" style:language-asian="sk" style:country-asian="SK" style:language-complex="sk" style:country-complex="SK"/>
    </style:style>
    <style:style style:name="CharStyle33" style:family="text" style:parent-style-name="CharStyle20">
      <style:text-properties fo:color="#000000" fo:language="sk" fo:country="SK" style:language-asian="sk" style:country-asian="SK" style:language-complex="sk" style:country-complex="SK"/>
    </style:style>
    <style:style style:name="CharStyle34" style:family="text" style:parent-style-name="CharStyle26">
      <style:text-properties fo:color="#000000" fo:language="sk" fo:country="SK" style:language-asian="sk" style:country-asian="SK" style:language-complex="sk" style:country-complex="SK"/>
    </style:style>
    <style:style style:name="CharStyle35" style:family="text" style:parent-style-name="CharStyle26">
      <style:text-properties fo:color="#000000" fo:language="sk" fo:country="SK" style:language-asian="sk" style:country-asian="SK" style:language-complex="sk" style:country-complex="SK"/>
    </style:style>
    <style:style style:name="CharStyle36" style:family="text" style:parent-style-name="CharStyle26">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initial-creator/>
    <meta:keyword/>
    <dc:date>2024-01-16T11:20:55.529000000</dc:date>
    <meta:editing-duration>PT9M42S</meta:editing-duration>
    <meta:editing-cycles>2</meta:editing-cycles>
    <meta:generator>LibreOffice/6.3.1.2$Windows_x86 LibreOffice_project/b79626edf0065ac373bd1df5c28bd630b4424273</meta:generator>
    <meta:document-statistic meta:table-count="0" meta:image-count="0" meta:object-count="0" meta:page-count="8" meta:paragraph-count="56" meta:word-count="2418" meta:character-count="15898" meta:non-whitespace-character-count="13534"/>
  </office:meta>
</office:document-meta>
</file>